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23F00000133064930DE.jpg"/>
  <manifest:file-entry manifest:media-type="image/jpeg" manifest:full-path="Pictures/10000000000000ED000000C4425707E7.jpg"/>
  <manifest:file-entry manifest:media-type="image/png" manifest:full-path="Pictures/10000000000000200000002000309F1C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0875in" table:align="margins" style:writing-mode="lr-tb"/>
    </style:style>
    <style:style style:name="Tableau1.A" style:family="table-column">
      <style:table-column-properties style:column-width="7.0875in" style:rel-column-width="65535*"/>
    </style:style>
    <style:style style:name="Tableau1.A1" style:family="table-cell">
      <style:table-cell-properties fo:padding="0.0382in" fo:border="0.0007in solid #000000"/>
    </style:style>
    <style:style style:name="Tableau2" style:family="table">
      <style:table-properties style:width="7.0875in" table:align="margins" style:writing-mode="lr-tb"/>
    </style:style>
    <style:style style:name="Tableau2.A" style:family="table-column">
      <style:table-column-properties style:column-width="7.0875in" style:rel-column-width="65535*"/>
    </style:style>
    <style:style style:name="Tableau2.A1" style:family="table-cell">
      <style:table-cell-properties fo:padding="0.0382in" fo:border="0.0007in solid #000000"/>
    </style:style>
    <style:style style:name="Tableau3" style:family="table">
      <style:table-properties style:width="7.0875in" fo:break-before="page" table:align="margins" style:writing-mode="lr-tb"/>
    </style:style>
    <style:style style:name="Tableau3.A" style:family="table-column">
      <style:table-column-properties style:column-width="7.0875in" style:rel-column-width="65535*"/>
    </style:style>
    <style:style style:name="Tableau3.A1" style:family="table-cell">
      <style:table-cell-properties fo:padding="0.0382in" fo:border="0.0007in solid #000000"/>
    </style:style>
    <style:style style:name="Tableau4" style:family="table">
      <style:table-properties style:width="7.0875in" table:align="margins" style:writing-mode="lr-tb"/>
    </style:style>
    <style:style style:name="Tableau4.A" style:family="table-column">
      <style:table-column-properties style:column-width="7.0875in" style:rel-column-width="65535*"/>
    </style:style>
    <style:style style:name="Tableau4.A1" style:family="table-cell">
      <style:table-cell-properties fo:padding="0.0382in" fo:border="0.0007in solid #000000"/>
    </style:style>
    <style:style style:name="Tableau5" style:family="table">
      <style:table-properties style:width="7.0875in" fo:break-before="page" table:align="margins" style:writing-mode="lr-tb"/>
    </style:style>
    <style:style style:name="Tableau5.A" style:family="table-column">
      <style:table-column-properties style:column-width="7.0875in" style:rel-column-width="65535*"/>
    </style:style>
    <style:style style:name="Tableau5.A1" style:family="table-cell">
      <style:table-cell-properties fo:padding="0.0382in" fo:border="0.0007in solid #000000"/>
    </style:style>
    <style:style style:name="Tableau6" style:family="table">
      <style:table-properties style:width="7.0875in" table:align="margins" style:writing-mode="lr-tb"/>
    </style:style>
    <style:style style:name="Tableau6.A" style:family="table-column">
      <style:table-column-properties style:column-width="7.0875in" style:rel-column-width="65535*"/>
    </style:style>
    <style:style style:name="Tableau6.A1" style:family="table-cell">
      <style:table-cell-properties fo:padding="0.0382in" fo:border="0.0007in solid #000000"/>
    </style:style>
    <style:style style:name="Tableau7" style:family="table">
      <style:table-properties style:width="7.0875in" table:align="margins" style:writing-mode="lr-tb"/>
    </style:style>
    <style:style style:name="Tableau7.A" style:family="table-column">
      <style:table-column-properties style:column-width="7.0875in" style:rel-column-width="65535*"/>
    </style:style>
    <style:style style:name="Tableau7.A1" style:family="table-cell">
      <style:table-cell-properties fo:padding="0.0382in" fo:border="0.0007in solid #000000"/>
    </style:style>
    <style:style style:name="Tableau8" style:family="table">
      <style:table-properties style:width="7.0875in" table:align="margins" style:writing-mode="lr-tb"/>
    </style:style>
    <style:style style:name="Tableau8.A" style:family="table-column">
      <style:table-column-properties style:column-width="7.0875in" style:rel-column-width="65535*"/>
    </style:style>
    <style:style style:name="Tableau8.1" style:family="table-row">
      <style:table-row-properties style:min-row-height="0.0625in"/>
    </style:style>
    <style:style style:name="Tableau8.A1" style:family="table-cell">
      <style:table-cell-properties fo:padding="0.0382in" fo:border="0.0007in solid #000000"/>
    </style:style>
    <style:style style:name="Tableau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9" style:family="table">
      <style:table-properties style:width="7.0875in" fo:break-before="page" table:align="margins" style:writing-mode="lr-tb"/>
    </style:style>
    <style:style style:name="Tableau9.A" style:family="table-column">
      <style:table-column-properties style:column-width="7.0875in" style:rel-column-width="65535*"/>
    </style:style>
    <style:style style:name="Tableau9.A1" style:family="table-cell">
      <style:table-cell-properties fo:padding="0.0382in" fo:border="0.0007in solid #000000"/>
    </style:style>
    <style:style style:name="P1" style:family="paragraph" style:parent-style-name="Frame_20_contents">
      <style:text-properties style:font-name="Verdana" fo:font-size="7pt" fo:background-color="transparent" style:font-size-asian="7pt" style:font-size-complex="7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color="#000000" fo:font-weight="bold" style:font-weight-asian="bold" style:font-weight-complex="bold"/>
    </style:style>
    <style:style style:name="P8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Header">
      <style:text-properties fo:font-size="9pt" fo:font-style="normal" style:font-size-asian="9pt" style:font-style-asian="normal" style:font-size-complex="9pt" style:font-style-complex="normal"/>
    </style:style>
    <style:style style:name="P10" style:family="paragraph" style:parent-style-name="Header">
      <style:text-properties fo:font-style="normal" style:font-style-asian="normal" style:font-style-complex="normal"/>
    </style:style>
    <style:style style:name="P11" style:family="paragraph" style:parent-style-name="Standard">
      <style:paragraph-properties style:shadow="none"/>
    </style:style>
    <style:style style:name="P12" style:family="paragraph" style:parent-style-name="Standard">
      <style:paragraph-properties style:shadow="none"/>
      <style:text-properties fo:color="#000000" fo:font-weight="bold" style:font-weight-asian="bold" style:font-weight-complex="bold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 style:master-page-name="First_20_Page">
      <style:paragraph-properties fo:text-align="center" style:justify-single-word="false" style:page-number="auto"/>
    </style:style>
    <style:style style:name="P15" style:family="paragraph" style:parent-style-name="Standard" style:list-style-name="L1"/>
    <style:style style:name="P16" style:family="paragraph" style:parent-style-name="Standard" style:list-style-name="L2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>
        <style:tab-stops/>
      </style:paragraph-properties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>
      <style:paragraph-properties style:text-autospace="none"/>
      <style:text-properties style:font-name="Verdana" fo:font-size="7pt" style:font-size-asian="7pt" style:font-size-complex="7pt"/>
    </style:style>
    <style:style style:name="P20" style:family="paragraph">
      <style:paragraph-properties style:text-autospace="none"/>
    </style:style>
    <style:style style:name="T1" style:family="text">
      <style:text-properties style:font-name="Verdana" fo:font-size="10pt" fo:font-weight="bold" style:font-size-asian="10pt" style:font-weight-asian="bold" style:font-size-complex="10pt"/>
    </style:style>
    <style:style style:name="T2" style:family="text">
      <style:text-properties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T3" style:family="text">
      <style:text-properties style:font-name="Wingdings" fo:font-size="9pt" style:font-size-asian="9pt" style:font-size-complex="9pt"/>
    </style:style>
    <style:style style:name="T4" style:family="text">
      <style:text-properties style:font-name="Wingdings" fo:font-size="9pt" fo:font-style="normal" fo:font-weight="bold" style:font-size-asian="9pt" style:font-style-asian="normal" style:font-weight-asian="bold" style:font-size-complex="9pt" style:font-style-complex="normal"/>
    </style:style>
    <style:style style:name="T5" style:family="text">
      <style:text-properties style:font-name="Wingdings"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990066"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T8" style:family="text">
      <style:text-properties fo:color="#990066" style:font-name="Verdan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000000" style:text-underline-style="none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transparent" loext:char-shading-value="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name="Verdana2" fo:font-size="9pt" style:font-size-asian="9pt" style:font-size-complex="9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800000"/>
    </style:style>
    <style:style style:name="T24" style:family="text">
      <style:text-properties fo:color="#800000" fo:font-weight="bold" style:font-weight-asian="bold" style:font-weight-complex="bold"/>
    </style:style>
    <style:style style:name="T25" style:family="text">
      <style:text-properties style:font-name="Verdana" fo:font-size="7pt" style:font-size-asian="7pt" style:font-size-complex="7pt"/>
    </style:style>
    <style:style style:name="fr1" style:family="graphic" style:parent-style-name="Frame">
      <style:graphic-properties fo:margin-left="0.1252in" fo:margin-right="0.1252in" fo:margin-top="0in" fo:margin-bottom="0in" style:wrap="none"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bottom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top" style:vertical-rel="page" style:horizontal-pos="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3">Fiche Projet CNL 2015</text:p>
      <text:p text:style-name="Standard"/>
      <text:p text:style-name="Standard"/>
      <text:h text:style-name="Heading_20_2" text:outline-level="2">IDENTIFICATION DU PROJET</text:h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/>
            <text:p text:style-name="P11">Titre du projet : <text:span text:style-name="T14">Pharo </text:span><text:tab/></text:p>
            <text:p text:style-name="P11"/>
            <text:p text:style-name="P11">Nouveau Projet : <text:span text:style-name="T9">oui </text:span></text:p>
            <text:p text:style-name="P11"/>
            <text:p text:style-name="P11">Type de Projet : <text:span text:style-name="T11">Thème </text:span><text:span text:style-name="T14"><text:s text:c="2"/>C : </text:span><text:span text:style-name="T14">Mooc</text:span></text:p>
            <text:p text:style-name="P12"><text:tab/></text:p>
          </table:table-cell>
        </table:table-row>
      </table:table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Prénom et nom du porteur de projet : <text:span text:style-name="T14">DUCASSE Stéphane / CASSOU Damien </text:span></text:p>
            <text:p text:style-name="Standard"/>
            <text:p text:style-name="Standard">Fonction :<text:span text:style-name="T14"> </text:span><text:span text:style-name="T14">Directeur de recherche de l'équipe R-MOD</text:span></text:p>
            <text:p text:style-name="Standard"/>
            <text:p text:style-name="Standard">Adresse complète : Inria<text:span text:style-name="T14"> - S. Ducasse, 40, avenue Halley, </text:span></text:p>
            <text:p text:style-name="Standard"><text:span text:style-name="T14"><text:s text:c="29"/>59650 Villeneuve d'Ascq </text:span><text:span text:style-name="T14"><text:s/></text:span></text:p>
            <text:p text:style-name="P7"><text:s text:c="29"/>France </text:p>
            <text:p text:style-name="Standard"/>
            <text:p text:style-name="P5">Mél : <text:span text:style-name="T9">stephane.ducasse@inria.fr</text:span><text:span text:style-name="T14"> <text:s/></text:span>Tel : <text:span text:style-name="T9">33 (0)3 20 43 42 56</text:span><text:span text:style-name="T14"><text:tab/></text:span></text:p>
            <text:p text:style-name="P5"><text:span text:style-name="T14"><text:tab/><text:tab/>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Standard">Coordonnées des personnes impliquées dans le projet :</text:p>
            <text:p text:style-name="Standard"/>
            <text:p text:style-name="P3"><text:span text:style-name="T22">Damien Cassou</text:span> : Maître de Conférence - IEEA</text:p>
            <text:p text:style-name="Standard"><text:span text:style-name="T14"><text:s text:c="3"/></text:span><text:span text:style-name="T14">Inria</text:span><text:span text:style-name="T14"> – </text:span><text:span text:style-name="T14">RmoD, </text:span><text:span text:style-name="T14">D. Cassou</text:span><text:span text:style-name="T14">, 40, avenue Halley, </text:span></text:p>
            <text:p text:style-name="Standard"><text:span text:style-name="T14"><text:s text:c="2"/></text:span><text:span text:style-name="T14"><text:s/>59650 Villeneuve d'Ascq </text:span></text:p>
            <text:p text:style-name="P7"><text:s text:c="3"/>France </text:p>
            <text:p text:style-name="Standard"><text:a xlink:type="simple" xlink:href="mailto:damien.cassou@inria.fr" text:style-name="Internet_20_link" text:visited-style-name="Visited_20_Internet_20_Link"><text:span text:style-name="T17">damien.cassou@inria.fr</text:span></text:a></text:p>
            <text:p text:style-name="P7">33 (0) 3 59 35 87 49</text:p>
            <text:p text:style-name="P7"/>
            <text:p text:style-name="P6"><text:span text:style-name="T14">Luc Fabresse : </text:span><text:span text:style-name="T17">Enseignant-Chercheur en Informatique</text:span></text:p>
            <text:p text:style-name="P7"><text:s text:c="3"/>Ecole des Mines de Douai </text:p>
            <text:p text:style-name="P7"><text:s text:c="3"/>Dépt. I.A.</text:p>
            <text:p text:style-name="P7"><text:s text:c="3"/>941 rue Charles Bourseul – C.S. 10838</text:p>
            <text:p text:style-name="P7"><text:s text:c="3"/>59508 Douai Cedex</text:p>
            <text:p text:style-name="P7"><text:s text:c="3"/>France</text:p>
            <text:p text:style-name="P7">luc.fabresse@mines-douai.fr</text:p>
            <text:p text:style-name="P7">33 (0) 327 712 358</text:p>
            <text:p text:style-name="P7"/>
            <text:p text:style-name="Standard"><text:span text:style-name="T16">Sébastien Besse</text:span><text:span text:style-name="T14"> : Stagiaire</text:span></text:p>
            <text:p text:style-name="Standard"><text:span text:style-name="T14"><text:s text:c="3"/></text:span><text:span text:style-name="T14">Inria</text:span><text:span text:style-name="T14"> – </text:span><text:span text:style-name="T14">D.Cassou</text:span><text:span text:style-name="T14">, 40, avenue Halley, </text:span></text:p>
            <text:p text:style-name="P7"><text:s text:c="3"/>Parc Scientifique de la Haute Borne, </text:p>
            <text:p text:style-name="P7"><text:s text:c="3"/>Bat.A, Park Plaza </text:p>
            <text:p text:style-name="Standard"><text:span text:style-name="T14"><text:s text:c="2"/></text:span><text:span text:style-name="T14"><text:s/>59650 Villeneuve d'Ascq </text:span></text:p>
            <text:p text:style-name="P7"><text:s text:c="3"/>France </text:p>
            <text:p text:style-name="Standard"><text:a xlink:type="simple" xlink:href="mailto:stien.besse@gmail.com" text:style-name="Internet_20_link" text:visited-style-name="Visited_20_Internet_20_Link"><text:span text:style-name="T17">stien.besse@gmail.com</text:span></text:a></text:p>
            <text:p text:style-name="P7">33 (0) 6 59 20 53 22</text:p>
            <text:p text:style-name="Standard"/>
            <text:p text:style-name="Standard">Equipe technique pour la réalisation du projet :</text:p>
            <text:p text:style-name="Standard"/>
            <text:p text:style-name="P3">Stéphane Ducasse</text:p>
            <text:p text:style-name="P3">Damien Cassou</text:p>
            <text:p text:style-name="P3">Luc Fabresse</text:p>
            <text:p text:style-name="P3">Sébastien Besse</text:p>
            <text:p text:style-name="P3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h text:style-name="Heading_20_2" text:outline-level="2">Publics Visés</text:h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Standard">Formation concernée :<text:tab/><text:span text:style-name="T14">apprenants internationaux, niveau L3 à M2, ingénieurs, développeurs professionels</text:span></text:p>
            <text:p text:style-name="Standard"/>
            <text:p text:style-name="Standard">UE concernée (thèmes A et B) : <text:span text:style-name="T14">Nous sommes sur le thème C</text:span><text:tab/></text:p>
            <text:p text:style-name="Standard"/>
            <text:p text:style-name="Standard">Nombre potentiel d'enseignants utilisateurs concernés : <text:span text:style-name="T23"><text:tab/></text:span><text:span text:style-name="T24">10</text:span></text:p>
            <text:p text:style-name="Standard"/>
            <text:p text:style-name="Standard">Nombre d'étudiants concernés : <text:s/><text:span text:style-name="T9">Nous l'estimons à 1000 - 1200 annuellement.</text:span></text:p>
            <text:p text:style-name="P7"/>
            <text:p text:style-name="Standard">Autre public : <text:span text:style-name="T14">Tout usager du langage Pharo</text:span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Standard"><text:span text:style-name="T10">Avez vous l'intention de présenter ce projet en totalité ou partiellement en réponse à l'appel à projet d'une Université Numérique Thématiq</text:span>ue (UNT) ou autres dispositifs nationaux ?</text:p>
            <text:p text:style-name="Standard"/>
            <text:p text:style-name="Standard">Nous ne comprenons pas les implications. Mais toute démarche aidant dans le développement de ce Mooc nous intéresse. Nous sommes en contact avec MoocLab. </text:p>
            <text:p text:style-name="Standard"/>
            <text:p text:style-name="Standard"><text:tab/><text:tab/><text:span text:style-name="T5"></text:span> UNIT <text:s/>(sciences de l'ingénieur)</text:p>
            <text:p text:style-name="Standard"><text:tab/><text:tab/><text:span text:style-name="T5">x</text:span> UNISCIEL (sciences fondamentales)</text:p>
            <text:p text:style-name="Standard"><text:tab/><text:tab/><text:span text:style-name="T5"></text:span> UVED (sciences de l'environnement durable)</text:p>
            <text:p text:style-name="Standard"><text:tab/><text:tab/><text:span text:style-name="T5"></text:span> Demain l'Université</text:p>
            <text:p text:style-name="Standard"><text:tab/><text:tab/><text:span text:style-name="T5"></text:span> Autre : <text:span text:style-name="T14">......................................................</text:span></text:p>
            <text:p text:style-name="Standard"/>
          </table:table-cell>
        </table:table-row>
      </table:table>
      <text:p text:style-name="Standard"/>
      <text:h text:style-name="Heading_20_2" text:outline-level="2">PROJET PEDAGOGIQUE</text:h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span text:style-name="T9">Contexte actuel </text:span><text:span text:style-name="T18">(cours existant ou non, volume, acteurs,…)</text:span><text:span text:style-name="T20"> :</text:span></text:p>
            <text:p text:style-name="Standard"/>
            <text:p text:style-name="Standard">Nous disposons actuellement</text:p>
            <text:list xml:id="list3206261014447574281" text:style-name="L1">
              <text:list-item>
                <text:p text:style-name="P15">de l'ouvrage « pharo by example » traduit en francais, japonais et espagnol</text:p>
              </text:list-item>
              <text:list-item>
                <text:p text:style-name="P15">de premières vidéos</text:p>
              </text:list-item>
              <text:list-item>
                <text:p text:style-name="P15">de cours en PDF</text:p>
              </text:list-item>
              <text:list-item>
                <text:p text:style-name="P15">d'exercices sous forme de tutoriaux.</text:p>
              </text:list-item>
            </text:list>
            <text:p text:style-name="Standard"/>
            <text:p text:style-name="Standard"/>
            <text:p text:style-name="Standard"><text:span text:style-name="T9">Connexion avec la plateforme pédagogique Moodle</text:span> <text:span text:style-name="T18">(oui, non, sous quelle forme ?)</text:span><text:span text:style-name="T20"> :</text:span></text:p>
            <text:p text:style-name="Standard"/>
            <text:p text:style-name="Standard">Cette hypothèse est en discussion : dans ce cas, pourrions-nous ouvrir la plateforme à l'international ?</text:p>
            <text:p text:style-name="Standard"/>
            <text:p text:style-name="Standard"/>
            <text:p text:style-name="P3">Plus-value prévisible apportée par le projet par rapport à l’existant :</text:p>
            <text:p text:style-name="Standard"/>
            <text:p text:style-name="Standard">Les apprenants pourront avoir accès en permanence à des ressources d'apprentissage bien plus ludiques et interactives. De plus, ce <text:s/>projet renforce la communauté autour de Pharo.</text:p>
            <text:p text:style-name="Standard"/>
            <text:p text:style-name="Standard"/>
            <text:p text:style-name="Standard"><text:span text:style-name="T9">Production envisagée</text:span> (ex <text:span text:style-name="T18">livrables pédagogiques, nombre de modules, volume horaire apprenant, heures-équivalent-présenti</text:span><text:span text:style-name="T12">el, description de la structure de cours Moodle, </text:span><text:span text:style-name="T13">types de ressources, chaine éditoriale, …)</text:span><text:span text:style-name="T15"> : </text:span></text:p>
            <text:p text:style-name="P8"/>
            <text:list xml:id="list2358994983996888956" text:style-name="L2">
              <text:list-item>
                <text:p text:style-name="P16">De 6 à 8 vidéos de 6 à 8 minutes chacune par semaine.</text:p>
              </text:list-item>
              <text:list-item>
                <text:p text:style-name="P16">Des exercices en ligne sous forme de QCM.</text:p>
              </text:list-item>
              <text:list-item>
                <text:p text:style-name="P16">Des exercices plus conséquents. </text:p>
              </text:list-item>
              <text:list-item>
                <text:p text:style-name="P16">La mise en place d'une pédagogie par projet avec une évaluation par les pairs, l'enseignant ou des experts de la communauté.</text:p>
              </text:list-item>
            </text:list>
            <text:p text:style-name="Standard"/>
            <text:p text:style-name="Standard"/>
            <text:p text:style-name="Standard"/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9">Calendrier prévisionnel</text:span> <text:span text:style-name="T18">(durée de réalisation, phasage et actions correspondantes)</text:span><text:span text:style-name="T20"> :</text:span></text:p>
            <text:p text:style-name="Standard"/>
            <text:p text:style-name="Standard">2ème moitié 2015, début 2016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2"/>
          </table:table-cell>
        </table:table-row>
      </table:table>
      <text:p text:style-name="P2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3">Estimation budgétaire du coût du projet</text:p>
            <text:p text:style-name="Standard"/>
            <text:p text:style-name="Standard"><text:soft-page-break/></text:p>
            <text:p text:style-name="Standard"/>
            <text:p text:style-name="Standard"/>
            <text:p text:style-name="Standard">Heures TD pour enseignants chercheurs : 40 – 60 Heures</text:p>
            <text:p text:style-name="Standard"/>
            <text:p text:style-name="Standard">Vacations étudiants : 0</text:p>
            <text:p text:style-name="Standard"/>
            <text:p text:style-name="Standard">Heures de réalisation technique SEMM : </text:p>
            <text:p text:style-name="Standard"/>
            <text:p text:style-name="Standard">Normalement le MoocLab doit prendre à sa charge la production des vidéos. La question de l'ouverture de la plateforme utilisée par FUN reste ouverte.</text:p>
            <text:p text:style-name="Standard"/>
            <text:p text:style-name="Standard">Moyens matériels : </text:p>
            <text:p text:style-name="Standard"/>
            <text:p text:style-name="Standard">Autres moyens nécessaires :</text:p>
          </table:table-cell>
        </table:table-row>
        <table:table-row table:style-name="Tableau8.1">
          <table:table-cell table:style-name="Tableau8.A2" office:value-type="string">
            <text:p text:style-name="P3">L'idéal pour nous serait d'obtenir un financement en heures TD pour Damien Cassou qui est un jeune MCF. </text:p>
            <text:p text:style-name="P3"/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">Validations</text:p>
            <text:p text:style-name="Standard"/>
            <text:p text:style-name="Standard"/>
            <text:p text:style-name="Standard">Validation du Directeur d'UFR <text:s text:c="31"/>et/ou de<text:span text:style-name="T19"> formation</text:span></text:p>
            <text:p text:style-name="Standard"/>
            <text:p text:style-name="Standard">Nom:<text:tab/>Nom<text:tab/></text:p>
            <text:p text:style-name="Standard"/>
            <text:p text:style-name="Standard">Signature (*) :<text:tab/>Signature (*) : <text:tab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Porteur de projet</text:p>
            <text:p text:style-name="Standard"/>
            <text:p text:style-name="Standard">Nom :<text:tab/></text:p>
            <text:p text:style-name="Standard"/>
            <text:p text:style-name="Standard">Signature (*) :<text:tab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4">(*) les signatures peuvent être omises pour la version électronique mais sont nécessaires pour la version papi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ction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OpenSymbol" svg:font-family="OpenSymbol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="100%" fo:margin-left="0in" fo:margin-right="0in" fo:margin-top="0in" fo:margin-bottom="0in" fo:text-align="justify" style:justify-single-word="false" fo:orphans="0" fo:widows="0" fo:hyphenation-ladder-count="no-limit" fo:text-indent="0in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Verdana1" fo:font-size="9pt" fo:language="fr" fo:country="FR" style:letter-kerning="true" style:font-name-asian="Tahoma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fo:color="#990066" style:font-name="Verdana1" fo:font-size="12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in" fo:margin-bottom="0.0591in" fo:text-align="justify" style:justify-single-word="false" fo:orphans="3" fo:widows="3" style:page-number="auto" style:shadow="none">
        <style:tab-stops/>
      </style:paragraph-properties>
      <style:text-properties fo:font-size="10pt"/>
    </style:style>
    <style:style style:name="List" style:family="paragraph" style:parent-style-name="Text_20_body" style:class="list">
      <style:paragraph-properties loext:contextual-spacing="false" fo:margin-top="0in" fo:margin-bottom="0in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0866in" style:type="right"/>
        </style:tab-stops>
      </style:paragraph-properties>
      <style:text-properties fo:color="#7c8282" fo:font-size="8pt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list-style-name="" style:class="text" style:master-page-name="">
      <style:paragraph-properties loext:contextual-spacing="false" fo:margin-top="0.0783in" fo:margin-bottom="0.0398in" style:page-number="auto"/>
      <style:text-properties fo:color="#990066"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list-style-name="" style:class="list">
      <style:paragraph-properties loext:contextual-spacing="false" fo:margin-top="0in" fo:margin-bottom="0.0835in"/>
    </style:style>
    <style:style style:name="List_20_2" style:display-name="List 2" style:family="paragraph" style:parent-style-name="List" style:class="list">
      <style:paragraph-properties loext:contextual-spacing="false" fo:margin="100%" fo:margin-left="0.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class="list">
      <style:paragraph-properties loext:contextual-spacing="false" fo:margin="100%" fo:margin-left="0.25in" fo:margin-right="0in" fo:margin-top="0.1665in" fo:margin-bottom="0.0835in" fo:text-indent="-0.25in" style:auto-text-indent="false"/>
    </style:style>
    <style:style style:name="List_20_1_20_End" style:display-name="List 1 End" style:family="paragraph" style:parent-style-name="List" style:class="list">
      <style:paragraph-properties loext:contextual-spacing="false" fo:margin="100%" fo:margin-left="0.25in" fo:margin-right="0in" fo:margin-top="0in" fo:margin-bottom="0.1665in" fo:text-indent="-0.25in" style:auto-text-indent="false"/>
    </style:style>
    <style:style style:name="List_20_1_20_Cont." style:display-name="List 1 Cont." style:family="paragraph" style:parent-style-name="List" style:class="list">
      <style:paragraph-properties loext:contextual-spacing="false" fo:margin="100%" fo:margin-left="0.25in" fo:margin-right="0in" fo:margin-top="0in" fo:margin-bottom="0.0835in" fo:text-indent="0in" style:auto-text-indent="false"/>
    </style:style>
    <style:style style:name="Sender" style:family="paragraph" style:parent-style-name="Standard" style:class="extra" style:master-page-name="">
      <style:paragraph-properties loext:contextual-spacing="false" fo:margin-top="0.748in" fo:margin-bottom="0in" style:page-number="auto" text:number-lines="false" text:line-number="0">
        <style:tab-stops>
          <style:tab-stop style:position="3.7402in"/>
          <style:tab-stop style:position="7.4807in" style:type="right"/>
        </style:tab-stops>
      </style:paragraph-properties>
      <style:text-properties fo:color="#7c8282" fo:font-size="12pt"/>
    </style:style>
    <style:style style:name="Addressee" style:family="paragraph" style:parent-style-name="Standard" style:class="extra">
      <style:paragraph-properties loext:contextual-spacing="false" fo:margin-top="0in" fo:margin-bottom="0.472in" text:number-lines="false" text:line-number="0">
        <style:tab-stops>
          <style:tab-stop style:position="3.7402in"/>
        </style:tab-stops>
      </style:paragraph-properties>
    </style:style>
    <style:style style:name="Objet" style:family="paragraph" style:parent-style-name="Standard" style:master-page-name="">
      <style:paragraph-properties loext:contextual-spacing="false" fo:margin-top="0in" fo:margin-bottom="0.1965in" style:page-number="auto">
        <style:tab-stops>
          <style:tab-stop style:position="0.5516in"/>
        </style:tab-stops>
      </style:paragraph-properties>
      <style:text-properties fo:font-weight="bold"/>
    </style:style>
    <style:style style:name="Civilité" style:family="paragraph" style:parent-style-name="Standard">
      <style:paragraph-properties loext:contextual-spacing="false" fo:margin-top="0in" fo:margin-bottom="0.2362in"/>
    </style:style>
    <style:style style:name="Signature" style:family="paragraph" style:parent-style-name="Standard" style:next-style-name="Standard" style:class="text">
      <style:paragraph-properties loext:contextual-spacing="false" fo:margin-top="0.5118in" fo:margin-bottom="0.0398in" fo:text-align="start" style:justify-single-word="false" text:number-lines="false" text:line-number="0">
        <style:tab-stops>
          <style:tab-stop style:position="6.6929in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loext:contextual-spacing="false" fo:margin="100%" fo:margin-left="0.25in" fo:margin-right="0in" fo:margin-top="0in" fo:margin-bottom="0.0835in" fo:text-indent="-0.25in" style:auto-text-indent="false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0398in" fo:margin-bottom="0.0398in"/>
      <style:text-properties fo:text-transform="uppercase" fo:color="#000000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398in" fo:margin-bottom="0.0398in"/>
      <style:text-properties fo:font-size="105%" fo:font-weight="bold" style:font-size-asian="14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0.3937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loext:contextual-spacing="false" fo:margin-top="0.0783in" fo:margin-bottom="0.1181in" fo:text-align="center" style:justify-single-word="false"/>
      <style:text-properties fo:color="#1677b8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loext:contextual-spacing="false" fo:margin="100%" fo:margin-left="0.1965in" fo:margin-right="0in" fo:margin-top="0in" fo:margin-bottom="0in" fo:text-indent="-0.1965in" style:auto-text-indent="false" text:number-lines="false" text:line-number="0">
        <style:tab-stops/>
      </style:paragraph-properties>
      <style:text-properties fo:font-size="8pt" fo:font-style="italic" style:font-size-asian="10pt" style:font-size-complex="10pt"/>
    </style:style>
    <style:style style:name="SignatureB" style:family="paragraph" style:parent-style-name="Standard" style:next-style-name="Standard">
      <style:paragraph-properties loext:contextual-spacing="false" fo:margin="100%" fo:margin-left="4.7244in" fo:margin-right="0in" fo:margin-top="0in" fo:margin-bottom="0in" fo:text-indent="0in" style:auto-text-indent="false">
        <style:tab-stops/>
      </style:paragraph-properties>
    </style:style>
    <style:style style:name="TitreB" style:family="paragraph" style:parent-style-name="Standard" style:next-style-name="Standard" style:master-page-name="">
      <style:paragraph-properties fo:text-align="center" style:justify-single-word="false" style:page-number="auto" style:shadow="none">
        <style:tab-stops/>
      </style:paragraph-properties>
      <style:text-properties fo:color="#00b8ff" fo:font-size="18pt"/>
    </style:style>
    <style:style style:name="LigneQuest" style:family="paragraph" style:parent-style-name="Standard">
      <style:paragraph-properties fo:padding="0.0193in" fo:border="0.0008in solid #000000" style:shadow="none">
        <style:tab-stops>
          <style:tab-stop style:position="6.4772in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l" style:family="paragraph" style:parent-style-name="Header"/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0835in" fo:margin-bottom="0.0835in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top="0.0835in" fo:margin-bottom="0.0417in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loext:contextual-spacing="false" fo:margin-top="0.0417in" fo:margin-bottom="0.0417in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top="0.0417in" fo:margin-bottom="0.0417in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a9e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xpéditeur" style:family="text">
      <style:text-properties fo:color="#1677b8" style:font-name="Trebuchet MS" fo:font-weight="bold"/>
    </style:style>
    <style:style style:name="Fonction" style:family="text">
      <style:text-properties fo:color="#7c8282" style:font-name="Trebuchet MS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Service_2f_UFR" style:display-name="Service/UFR" style:family="graphic" style:parent-style-name="Frame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text-properties style:font-name="Verdana" fo:font-size="7pt" fo:background-color="transparent" style:font-size-asian="7pt" style:font-size-complex="7pt"/>
    </style:style>
    <style:style style:name="MP2" style:family="paragraph">
      <style:paragraph-properties style:text-autospace="none"/>
    </style:style>
    <style:style style:name="MP3" style:family="paragraph">
      <style:paragraph-properties style:text-autospace="none"/>
      <style:text-properties style:font-name="Verdana" fo:font-size="7pt" style:font-size-asian="7pt" style:font-size-complex="7pt"/>
    </style:style>
    <style:style style:name="MP4" style:family="paragraph" style:parent-style-name="Header">
      <style:text-properties fo:font-size="9pt" fo:font-style="normal" style:font-size-asian="9pt" style:font-style-asian="normal" style:font-size-complex="9pt" style:font-style-complex="normal"/>
    </style:style>
    <style:style style:name="MP5" style:family="paragraph" style:parent-style-name="Header">
      <style:text-properties fo:font-style="normal" style:font-style-asian="normal" style:font-style-complex="normal"/>
    </style:style>
    <style:style style:name="MT1" style:family="text">
      <style:text-properties style:font-name="Verdana" fo:font-size="7pt" style:font-size-asian="7pt" style:font-size-complex="7pt"/>
    </style:style>
    <style:style style:name="MT2" style:family="text">
      <style:text-properties style:font-name="Verdana" fo:font-size="10pt" fo:font-weight="bold" style:font-size-asian="10pt" style:font-weight-asian="bold" style:font-size-complex="10pt"/>
    </style:style>
    <style:style style:name="MT3" style:family="text">
      <style:text-properties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MT4" style:family="text">
      <style:text-properties style:font-name="Wingdings" fo:font-size="9pt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style:font-name="Wingdings" fo:font-size="9pt" fo:font-style="normal" fo:font-weight="bold" style:font-size-asian="9pt" style:font-style-asian="normal" style:font-weight-asian="bold" style:font-size-complex="9pt" style:font-style-complex="normal"/>
    </style:style>
    <style:style style:name="MT7" style:family="text">
      <style:text-properties fo:color="#990066"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MT8" style:family="text">
      <style:text-properties fo:color="#990066" style:font-name="Verdan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bottom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1252in" fo:margin-right="0.1252in" fo:margin-top="0in" fo:margin-bottom="0in" style:wrap="none"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top" style:vertical-rel="page" style:horizontal-pos="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none" svg:stroke-color="#000000" draw:fill="none" draw:fill-color="#ffffff" fo:min-height="0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3154in" fo:margin-left="0.5902in" fo:margin-right="0.5902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7874in" fo:margin-left="0in" fo:margin-right="0in" fo:margin-top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3154in" fo:margin-left="0.5902in" fo:margin-right="0.5902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4764in" fo:margin-left="0in" fo:margin-right="0in" fo:margin-bottom="1.2799in" style:dynamic-spacing="true"/>
      </style:header-style>
      <style:footer-style>
        <style:header-footer-properties svg:height="0.7874in" fo:margin-left="0in" fo:margin-right="0in" fo:margin-top="0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text:anchor-type="paragraph" draw:z-index="7" draw:style-name="Mgr1" draw:text-style-name="MP3" svg:width="5.698in" svg:height="0.5913in" svg:x="-0.1071in" svg:y="0.052in"><draw:text-box><text:p text:style-name="MP2"><text:span text:style-name="MT1">Cité scientifique</text:span></text:p><text:p text:style-name="MP2"><text:span text:style-name="MT1">Bâtiment A3</text:span></text:p><text:p text:style-name="MP2"><text:span text:style-name="MT1">F-59655 Villeneuve d’Ascq Cedex</text:span></text:p><text:p text:style-name="MP2"><text:span text:style-name="MT1">T. +33 0 00 00 00 00</text:span></text:p><text:p text:style-name="MP2"><text:span text:style-name="MT1">www.univ-lille.fr</text:span></text:p></draw:text-box></draw:frame><draw:frame draw:style-name="Mfr1" draw:name="Image2" text:anchor-type="char" svg:x="0in" svg:width="1.189in" svg:height="0.8272in" draw:z-index="1"><draw:image xlink:href="Pictures/10000000000000ED000000C4425707E7.jp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Cadre2" text:anchor-type="char" svg:x="4.2772in" svg:y="0.4646in" svg:width="2.7555in" svg:height="0.8453in" draw:z-index="9"><draw:text-box><text:p text:style-name="Frame_20_contents"><text:span text:style-name="MT2">­­</text:span><text:span text:style-name="MT3">Philippe MATHIEU</text:span></text:p><text:p text:style-name="MP4">Vice-Président TIC</text:p><text:p text:style-name="MP5"><text:span text:style-name="MT4"></text:span><text:span text:style-name="MT5"> 03.20.43.42.90</text:span></text:p><text:p text:style-name="Frame_20_contents"><text:span text:style-name="MT6"></text:span><text:span text:style-name="MT7"> </text:span><text:a xlink:type="simple" xlink:href="mailto:philippe.mathieu@univ-lille1.fr" text:style-name="Internet_20_link" text:visited-style-name="Visited_20_Internet_20_Link"><text:span text:style-name="Internet_20_link"><text:span text:style-name="MT8">philippe.mathieu@univ-lille1.fr</text:span></text:span></text:a><text:span text:style-name="MT8"> </text:span></text:p></draw:text-box></draw:frame><draw:frame draw:style-name="Mfr3" draw:name="Image 7" text:anchor-type="char" svg:width="2.9563in" svg:height="1.5717in" draw:z-index="10"><draw:image xlink:href="Pictures/100000000000023F00000133064930DE.jpg" xlink:type="simple" xlink:show="embed" xlink:actuate="onLoad"/></draw:frame></text:p>
      </style:header>
      <style:footer>
        <text:p text:style-name="MP1"><draw:frame text:anchor-type="paragraph" draw:z-index="8" draw:style-name="Mgr1" draw:text-style-name="MP3" svg:width="5.698in" svg:height="0.5913in" svg:x="0.0291in" svg:y="0.1972in"><draw:text-box><text:p text:style-name="MP2"><text:span text:style-name="MT1">Cité scientifique</text:span></text:p><text:p text:style-name="MP2"><text:span text:style-name="MT1">Bâtiment A3</text:span></text:p><text:p text:style-name="MP2"><text:span text:style-name="MT1">F-59655 Villeneuve d’Ascq Cedex</text:span></text:p><text:p text:style-name="MP2"><text:span text:style-name="MT1">T. +33 0 00 00 00 00</text:span></text:p><text:p text:style-name="MP2"><text:span text:style-name="MT1">www.univ-lille.fr</text:span></text:p></draw:text-box></draw:frame><draw:frame draw:style-name="Mfr1" draw:name="Image1" text:anchor-type="char" svg:x="0in" svg:width="1.189in" svg:height="0.8272in" draw:z-index="11"><draw:image xlink:href="Pictures/10000000000000ED000000C4425707E7.jpg" xlink:type="simple" xlink:show="embed" xlink:actuate="onLoad"/></draw:frame></text:p>
      </style:footer>
    </style:master-page>
    <style:master-page style:name="Sans_20_nom1" style:display-name="Sans nom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25T11:17:44</meta:creation-date>
    <meta:editing-cycles>105</meta:editing-cycles>
    <meta:editing-duration>P1DT22H45M38S</meta:editing-duration>
    <meta:generator>OpenOffice/4.0.1$Unix OpenOffice.org_project/401m5$Build-9714</meta:generator>
    <dc:date>2015-03-26T13:59:05</dc:date>
    <meta:document-statistic meta:table-count="9" meta:image-count="3" meta:object-count="0" meta:page-count="5" meta:paragraph-count="92" meta:word-count="635" meta:character-count="4177"/>
    <meta:user-defined meta:name="Info 1"/>
    <meta:user-defined meta:name="Info 2"/>
    <meta:user-defined meta:name="Info 3"/>
    <meta:user-defined meta:name="Info 4"/>
    <meta:template xlink:type="simple" xlink:actuate="onRequest" xlink:title="lettre_da2i" xlink:href="../../config/modeles/lettre_da2i.ott" meta:date="2009-11-11T19:10:35"/>
  </office:meta>
</office:document-meta>
</file>